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Iterator.getSentence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setTex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preced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Break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Line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Character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isBoundary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reakIterator.getWord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Available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Word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Sentenc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Lin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.getCharact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